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83d5" officeooo:paragraph-rsid="001b83d5"/>
    </style:style>
    <style:style style:name="P2" style:family="paragraph" style:parent-style-name="Standard" style:master-page-name="">
      <loext:graphic-properties draw:fill="none"/>
      <style:paragraph-properties fo:margin-left="0.1866in" fo:margin-right="0in" fo:text-indent="0in" style:auto-text-indent="false" style:page-number="auto"/>
      <style:text-properties officeooo:rsid="001b83d5" officeooo:paragraph-rsid="001b83d5"/>
    </style:style>
    <style:style style:name="P3" style:family="paragraph" style:parent-style-name="Standard">
      <loext:graphic-properties draw:fill="none"/>
      <style:paragraph-properties fo:margin-left="0.1866in" fo:margin-right="0in" fo:text-indent="0in" style:auto-text-indent="false"/>
      <style:text-properties officeooo:rsid="001b83d5" officeooo:paragraph-rsid="001b83d5"/>
    </style:style>
    <style:style style:name="P4" style:family="paragraph" style:parent-style-name="Standard">
      <style:paragraph-properties fo:text-align="center" style:justify-single-word="false"/>
      <style:text-properties style:text-outline="false" style:text-line-through-style="none" style:text-line-through-type="none" style:font-name="Liberation Sans1" fo:font-size="16pt" fo:font-style="normal" fo:text-shadow="none" style:text-underline-style="none" fo:font-weight="bold" officeooo:rsid="001b83d5" officeooo:paragraph-rsid="001b83d5" style:font-size-asian="16pt" style:font-style-asian="normal" style:font-weight-asian="bold" style:font-size-complex="16pt" style:font-weight-complex="bold" style:text-emphasize="none"/>
    </style:style>
    <style:style style:name="P5" style:family="paragraph" style:parent-style-name="Standard" style:master-page-name="">
      <loext:graphic-properties draw:fill="none"/>
      <style:paragraph-properties fo:margin-left="0.1866in" fo:margin-right="0in" fo:text-indent="0in" style:auto-text-indent="false" style:page-number="auto"/>
      <style:text-properties officeooo:rsid="001b83d5" officeooo:paragraph-rsid="001b83d5"/>
    </style:style>
    <style:style style:name="P6" style:family="paragraph" style:parent-style-name="Standard" style:master-page-name="">
      <loext:graphic-properties draw:fill="none"/>
      <style:paragraph-properties fo:margin-left="0.5in" fo:margin-right="0in" fo:text-align="justify" style:justify-single-word="false" fo:text-indent="0in" style:auto-text-indent="false" style:page-number="auto"/>
      <style:text-properties officeooo:rsid="001b83d5" officeooo:paragraph-rsid="001b83d5"/>
    </style:style>
    <style:style style:name="T1" style:family="text">
      <style:text-properties officeooo:rsid="001d505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embuatan Template Website sederhana dengan desain framework css materialize</text:p>
      <text:p text:style-name="P1"/>
      <text:p text:style-name="P1"/>
      <text:p text:style-name="P1"/>
      <text:p text:style-name="P1">1. Pengenalan Framework Materialize CSS</text:p>
      <text:p text:style-name="P2">1. 1 Pengenalan</text:p>
      <text:p text:style-name="P6"><text:s text:c="7"/><text:span text:style-name="T1">Material Desain adalah trend desain yang sedang in atau update sekitar pertengahan tahun 2015. Beberapa kreatif aplikasi pendatang baru seperti telegram, BBM yang mulai menggunakan konsep UI material dengan alasan desain ini terlihat luwes dengan konsep flatnya. <text:s/></text:span></text:p>
      <text:p text:style-name="P3">1. 2 Contoh Website yang Menggunakan Material CSS</text:p>
      <text:p text:style-name="P3">1. 3 Insall Webserver</text:p>
      <text:p text:style-name="P3">1. 4 Cara Install Materialize CSS dan Pembuatan HTML Biasa</text:p>
      <text:p text:style-name="P1"/>
      <text:p text:style-name="P1">2. Tutorial Dasar Materialize CSS </text:p>
      <text:p text:style-name="P2">2. 1 Pengenalan CSS</text:p>
      <text:p text:style-name="P3">2. 2 Penggunaan Cardpanel, Color dan Grid</text:p>
      <text:p text:style-name="P3">2. 3 Penggunaan Grid untuk Responsive Desain, Gambar</text:p>
      <text:p text:style-name="P1"/>
      <text:p text:style-name="P1">3. Tutorial Komponen Materialize CSS</text:p>
      <text:p text:style-name="P2">3. 1 Penggunaan Badges, Button, Card dan Footer</text:p>
      <text:p text:style-name="P3">3. 2 Penggunaan Form, Icon dan Navbar</text:p>
      <text:p text:style-name="P1"/>
      <text:p text:style-name="P1">4. Tutorial Javascript Materialize CSS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4T09:38:45.927025056</meta:creation-date>
    <dc:date>2015-08-14T10:44:45.226609738</dc:date>
    <meta:editing-duration>PT42M24S</meta:editing-duration>
    <meta:editing-cycles>4</meta:editing-cycles>
    <meta:generator>LibreOffice/4.4.2.2$Linux_X86_64 LibreOffice_project/40m0$Build-2</meta:generator>
    <meta:document-statistic meta:table-count="0" meta:image-count="0" meta:object-count="0" meta:page-count="1" meta:paragraph-count="15" meta:word-count="125" meta:character-count="837" meta:non-whitespace-character-count="713"/>
  </office:meta>
</office:document-meta>
</file>